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5.5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53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ep2-error-table" table:style-name="ta1">
        <table:table-column table:style-name="co1" table:default-cell-style-name="ce10"/>
        <table:table-column table:style-name="co2" table:default-cell-style-name="ce12"/>
        <table:table-column table:style-name="co3" table:number-columns-repeated="1022" table:default-cell-style-name="ce12"/>
        <table:table-row table:style-name="ro1">
          <table:table-cell table:style-name="ce9" office:value-type="string" calcext:value-type="string">
            <text:p>Version</text:p>
          </table:table-cell>
          <table:table-cell table:style-name="ce11" office:value-type="string" calcext:value-type="string">
            <text:p>Problem descrip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 -- 25, </text:p>
            <text:p>27 -- 82, </text:p>
            <text:p>85 </text:p>
          </table:table-cell>
          <table:table-cell office:value-type="string" calcext:value-type="string">
            <text:p><text:s/>---- Valid and Well-formed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miscellaneous_phytoplankt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hytoplankt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due_to_nitrate_utilizati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leaves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roots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productivity_of_carbon_accumulated_in_wood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picophytoplankt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atmosphere_specific_convective_available_potential_energy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gross_primary_productivity_of_carb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calcareous_phytoplankton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toms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Element 'alias', attribute 'id': 'net_primary_mole_productivity_of_carbon_by_diazotrophs' is not a valid value of the atomic type 'xs:ID'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83, 84 </text:p>
          </table:table-cell>
          <table:table-cell office:value-type="string" calcext:value-type="string">
            <text:p><text:s/>Element 'entry', attribute 'id': 'drainage_amount_through_base_of_soil_model' is not a valid value of the atomic type 'xs:ID'.</text:p>
          </table:table-cell>
          <table:table-cell table:number-columns-repeated="1022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938cm" fo:margin-right="0.631cm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23:29:17.886172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23:29:49.398186616</dc:date>
    <meta:editing-duration>PT2M31S</meta:editing-duration>
    <meta:editing-cycles>3</meta:editing-cycles>
    <meta:generator>LibreOffice/7.1.8.1$Linux_X86_64 LibreOffice_project/10$Build-1</meta:generator>
    <meta:document-statistic meta:table-count="1" meta:cell-count="32" meta:object-count="0"/>
  </office:meta>
</office:document-meta>
</file>